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ucida Sans1" svg:font-family="'Lucida Sans'" style:font-family-generic="swiss"/>
    <style:font-face style:name="Gotham Book" svg:font-family="'Gotham Book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bc571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e0a23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bc571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4" style:family="paragraph" style:parent-style-name="Table_20_Contents" style:master-page-name="First_20_Page">
      <style:paragraph-properties fo:margin-left="0cm" fo:margin-right="0cm" fo:line-height="150%" fo:text-align="start" style:justify-single-word="false" fo:text-indent="0cm" style:auto-text-indent="false" style:page-number="auto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paragraph-rsid="000d1bf7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 style:master-page-name="First_20_Page">
      <style:paragraph-properties fo:margin-left="0cm" fo:margin-right="0cm" fo:line-height="150%" fo:text-align="start" style:justify-single-word="false" fo:text-indent="0cm" style:auto-text-indent="false" style:page-number="auto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paragraph-rsid="0018bb3c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line-height="150%" fo:text-align="start" style:justify-single-word="false" fo:orphans="0" fo:widows="0" fo:text-indent="0cm" style:auto-text-indent="false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rsid="001d00a1" officeooo:paragraph-rsid="00223c94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223c94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223c94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officeooo:rsid="00481ece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Gotham Book" fo:font-size="10pt" fo:letter-spacing="0.007cm" fo:font-style="normal" style:text-underline-style="none" fo:font-weight="normal" officeooo:rsid="00481ece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text:display="tru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81ece" fo:background-color="#ffffff" loext:char-shading-value="0" style:font-style-complex="normal"/>
    </style:style>
    <style:style style:name="T5" style:family="text">
      <style:text-properties fo:font-size="10pt" fo:letter-spacing="0.007cm" fo:font-weight="normal" officeooo:rsid="00481ece" fo:background-color="transparent" loext:char-shading-value="0" style:font-size-asian="10pt" style:font-weight-asian="normal" style:font-size-complex="10pt" style:language-complex="ar" style:country-complex="SA" style:font-weight-complex="normal"/>
    </style:style>
    <style:style style:name="T6" style:family="text">
      <style:text-properties fo:font-weight="bold" officeooo:rsid="00481ece" fo:background-color="transparent" loext:char-shading-value="0" style:font-weight-asian="bold" style:font-style-complex="normal" style:font-weight-complex="bold" text:display="tru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"><text:span text:style-name="T5"><text:placeholder text:placeholder-type="text">&lt;for each="parcel in range(0, o.parcels or 1)"&gt;</text:placeholder></text:span></text:span></text:p>
      <text:p text:style-name="P3"><text:span text:style-name="T4"><text:placeholder text:placeholder-type="text">&lt;o.partner_invoice_id.name&gt;</text:placeholder></text:span><text:line-break/>c/o <text:s/><text:span text:style-name="T4"><text:placeholder text:placeholder-type="text">&lt;o.partner_shipping_id.name or ''&gt;</text:placeholder></text:span></text:p>
      <text:p text:style-name="P1"><text:line-break/><text:span text:style-name="T4"><text:placeholder text:placeholder-type="text">&lt;o.partner_shipping_id.street or ''&gt;</text:placeholder></text:span> <text:span text:style-name="T4"><text:placeholder text:placeholder-type="text">&lt;o.partner_shipping_id.street2 or ''&gt;</text:placeholder></text:span><text:line-break/><text:span text:style-name="T4"><text:placeholder text:placeholder-type="text">&lt;o.partner_shipping_id.zip or ''&gt;</text:placeholder></text:span> <text:span text:style-name="T4"><text:placeholder text:placeholder-type="text">&lt;o.partner_shipping_id.city or ''&gt;</text:placeholder></text:span><text:s/><text:line-break/><text:span text:style-name="T4"><text:placeholder text:placeholder-type="text">&lt;o.partner_shipping_id.country_id.name or ''&gt;</text:placeholder></text:span></text:p>
      <text:p text:style-name="P2"><text:page-number text:select-page="current">2</text:page-number>/<text:span text:style-name="Strong"><text:span text:style-name="T6"><text:placeholder text:placeholder-type="text">&lt;o.parcels&gt;</text:placeholder></text:span></text:span></text:p>
      <text:p text:style-name="P5"><text:span text:style-name="Strong"><text:span text:style-name="T5"><text:placeholder text:placeholder-type="text">&lt;/for&gt;</text:placeholder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ucida Sans1" svg:font-family="'Lucida Sans'" style:font-family-generic="swiss"/>
    <style:font-face style:name="Gotham Book" svg:font-family="'Gotham Book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SimSun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SimSun" style:font-family-asian="SimSun" style:font-pitch-asian="variable" style:font-size-asian="24pt" style:font-weight-asian="bold" style:font-name-complex="Lucida Sans" style:font-family-complex="'Lucida Sans'" style:font-family-generic-complex="swiss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223c94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MP2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223c94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MP3" style:family="paragraph" style:parent-style-name="Table_20_Contents">
      <style:paragraph-properties fo:margin-left="0cm" fo:margin-right="0cm" fo:line-height="150%" fo:text-align="start" style:justify-single-word="false" fo:orphans="0" fo:widows="0" fo:text-indent="0cm" style:auto-text-indent="false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rsid="001d00a1" officeooo:paragraph-rsid="00223c94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MT1" style:family="text">
      <style:text-properties fo:font-variant="normal" fo:text-transform="none" fo:color="#333333" loext:opacity="100%" style:text-line-through-style="none" style:text-line-through-type="none" style:font-name="Gotham Book" fo:font-size="10pt" fo:letter-spacing="0.007cm" fo:font-style="normal" style:text-underline-style="none" fo:font-weight="normal" officeooo:rsid="00481ece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text:display="true" style:text-overline-style="none" style:text-overline-color="font-color"/>
    </style:style>
    <style:style style:name="MT2" style:family="text">
      <style:text-properties fo:font-variant="normal" fo:text-transform="none" style:text-line-through-style="none" style:text-line-through-type="none" fo:font-style="normal" style:text-underline-style="none" fo:font-weight="normal" officeooo:rsid="00481ece" fo:background-color="#ffffff" loext:char-shading-value="0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0pt" fo:letter-spacing="0.007cm" fo:font-weight="normal" officeooo:rsid="00481ece" fo:background-color="transparent" loext:char-shading-value="0" style:font-size-asian="10pt" style:font-weight-asian="normal" style:font-size-complex="10pt" style:language-complex="ar" style:country-complex="SA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Strong"><text:span text:style-name="MT1"><text:placeholder text:placeholder-type="text">&lt;for each="partner in (o.company_id.partner_id.child_ids.filtered(lambda x: x.type == 'delivery') or o.company_id)"&gt;</text:placeholder></text:span></text:span><text:s text:c="2"/></text:p>
        <text:p text:style-name="MP2"><text:s text:c="4"/><text:span text:style-name="MT2"><text:placeholder text:placeholder-type="text">&lt;o.company_id.name&gt;</text:placeholder></text:span><text:span text:style-name="MT3"><text:s/>– </text:span><text:span text:style-name="MT2"><text:placeholder text:placeholder-type="text">&lt;partner.street&gt;</text:placeholder></text:span><text:span text:style-name="MT3"><text:s text:c="2"/>– </text:span><text:span text:style-name="MT2"><text:placeholder text:placeholder-type="text">&lt;partner.zip&gt;</text:placeholder></text:span><text:span text:style-name="MT3"><text:s text:c="3"/></text:span><text:span text:style-name="MT2"><text:placeholder text:placeholder-type="text">&lt;partner.city&gt;</text:placeholder></text:span><text:span text:style-name="MT3"><text:s/>– ITALIA – TEL. +39 </text:span><text:span text:style-name="MT2"><text:placeholder text:placeholder-type="text">&lt;o.company_id.phone&gt;</text:placeholder></text:span></text:p>
        <text:p text:style-name="MP3"><text:span text:style-name="Strong"><text:span text:style-name="MT4"><text:placeholder text:placeholder-type="text">&lt;/for&gt;</text:placeholder>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2-28T15:17:43.135530000</meta:creation-date>
    <dc:date>2021-06-15T14:24:13.443800071</dc:date>
    <meta:print-date>2020-11-18T17:34:00</meta:print-date>
    <meta:editing-cycles>239</meta:editing-cycles>
    <meta:editing-duration>P17DT6H28M56S</meta:editing-duration>
    <meta:generator>LibreOffice/7.1.3.2$Linux_X86_64 LibreOffice_project/10$Build-2</meta:generator>
    <meta:document-statistic meta:table-count="0" meta:image-count="0" meta:object-count="0" meta:page-count="3" meta:paragraph-count="8" meta:word-count="46" meta:character-count="540" meta:non-whitespace-character-count="486"/>
  </office:meta>
</office:document-meta>
</file>